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NanumGothic" svg:font-family="NanumGothic" style:font-adornments="Italic" style:font-family-generic="swiss"/>
    <style:font-face style:name="Liberation Serif" svg:font-family="'Liberation Serif'" style:font-family-generic="roman" style:font-pitch="variable"/>
    <style:font-face style:name="Slimbach" svg:font-family="Slimbach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4986in" style:rel-column-width="53839*"/>
    </style:style>
    <style:style style:name="Table1.B" style:family="table-column">
      <style:table-column-properties style:column-width="1.1944in" style:rel-column-width="11696*"/>
    </style:style>
    <style:style style:name="Table1.A1" style:family="table-cell">
      <style:table-cell-properties fo:padding="0in" fo:border="none"/>
    </style:style>
    <style:style style:name="Rechnungsbetrag" style:family="table">
      <style:table-properties style:width="6.6931in" fo:margin-top="0in" fo:margin-bottom="0.4in" table:align="margins"/>
    </style:style>
    <style:style style:name="Rechnungsbetrag.A" style:family="table-column">
      <style:table-column-properties style:column-width="0.5028in" style:rel-column-width="4922*"/>
    </style:style>
    <style:style style:name="Rechnungsbetrag.B" style:family="table-column">
      <style:table-column-properties style:column-width="3.125in" style:rel-column-width="30598*"/>
    </style:style>
    <style:style style:name="Rechnungsbetrag.C" style:family="table-column">
      <style:table-column-properties style:column-width="1.1201in" style:rel-column-width="10967*"/>
    </style:style>
    <style:style style:name="Rechnungsbetrag.D" style:family="table-column">
      <style:table-column-properties style:column-width="0.7507in" style:rel-column-width="7350*"/>
    </style:style>
    <style:style style:name="Rechnungsbetrag.E" style:family="table-column">
      <style:table-column-properties style:column-width="1.1944in" style:rel-column-width="11698*"/>
    </style:style>
    <style:style style:name="Rechnungsbetrag.A1" style:family="table-cell">
      <style:table-cell-properties fo:padding="0.0403in" fo:border-left="none" fo:border-right="none" fo:border-top="none" fo:border-bottom="0.05pt solid #000000"/>
    </style:style>
    <style:style style:name="Rechnungsbetrag.A2" style:family="table-cell">
      <style:table-cell-properties style:vertical-align="middle" fo:padding-left="0.0403in" fo:padding-right="0.0403in" fo:padding-top="0.1201in" fo:padding-bottom="0.0597in" fo:border="none"/>
    </style:style>
    <style:style style:name="Rechnungsbetrag.A3" style:family="table-cell">
      <style:table-cell-properties fo:padding="0.0403in" fo:border="none"/>
    </style:style>
    <style:style style:name="Rechnungsbetrag.E3" style:family="table-cell">
      <style:table-cell-properties fo:padding="0.0403in" fo:border="none"/>
    </style:style>
    <style:style style:name="Rechnungsbetrag.A4" style:family="table-cell">
      <style:table-cell-properties fo:padding="0.0382in" fo:border="none"/>
    </style:style>
    <style:style style:name="Rechnungsbetrag.E4" style:family="table-cell">
      <style:table-cell-properties fo:padding="0.0382in" fo:border="none"/>
    </style:style>
    <style:style style:name="Rechnungsbetrag.A5" style:family="table-cell">
      <style:table-cell-properties fo:padding="0.0382in" fo:border="none"/>
    </style:style>
    <style:style style:name="Rechnungsbetrag.E5" style:family="table-cell">
      <style:table-cell-properties fo:padding="0.0382in" fo:border="none"/>
    </style:style>
    <style:style style:name="P1" style:family="paragraph" style:parent-style-name="Textkörper_20_2">
      <style:paragraph-properties fo:text-align="start" style:justify-single-word="false"/>
      <style:text-properties style:use-window-font-color="true" style:font-name="NanumGothic1" fo:font-size="11pt" officeooo:paragraph-rsid="00086b1f" style:font-size-asian="11pt" style:font-name-complex="Arial" style:font-size-complex="11pt"/>
    </style:style>
    <style:style style:name="P2" style:family="paragraph" style:parent-style-name="Textkörper_20_2">
      <style:paragraph-properties fo:text-align="start" style:justify-single-word="false"/>
      <style:text-properties style:use-window-font-color="true" style:font-name="NanumGothic1" fo:font-size="11pt" officeooo:paragraph-rsid="001f9a67" style:font-size-asian="11pt" style:font-name-complex="Arial" style:font-size-complex="11pt"/>
    </style:style>
    <style:style style:name="P3" style:family="paragraph" style:parent-style-name="Text_20_body">
      <style:text-properties style:use-window-font-color="true" style:font-name="NanumGothic1" fo:font-size="11pt" officeooo:rsid="00586931" style:font-size-asian="11pt" style:font-name-complex="Arial" style:font-size-complex="11pt"/>
    </style:style>
    <style:style style:name="P4" style:family="paragraph" style:parent-style-name="Text_20_body">
      <style:text-properties style:use-window-font-color="true" style:font-name="NanumGothic1" fo:font-size="11pt" officeooo:rsid="00586931" officeooo:paragraph-rsid="00086b1f" style:font-size-asian="11pt" style:font-name-complex="Arial" style:font-size-complex="11pt"/>
    </style:style>
    <style:style style:name="P5" style:family="paragraph" style:parent-style-name="Text_20_body">
      <style:text-properties style:use-window-font-color="true" style:font-name="NanumGothic1" fo:font-size="11pt" officeooo:rsid="00586931" officeooo:paragraph-rsid="000cd048" style:font-size-asian="11pt" style:font-name-complex="Arial" style:font-size-complex="11pt"/>
    </style:style>
    <style:style style:name="P6" style:family="paragraph" style:parent-style-name="Text_20_body">
      <style:paragraph-properties fo:text-align="end" style:justify-single-word="false"/>
      <style:text-properties style:use-window-font-color="true" style:font-name="NanumGothic1" fo:font-size="11pt" officeooo:rsid="00586931" officeooo:paragraph-rsid="000cd048" style:font-size-asian="11pt" style:font-name-complex="Arial" style:font-size-complex="11pt"/>
    </style:style>
    <style:style style:name="P7" style:family="paragraph" style:parent-style-name="Text_20_body">
      <style:text-properties style:use-window-font-color="true" style:font-name="NanumGothic1" fo:font-size="11pt" officeooo:rsid="00586931" officeooo:paragraph-rsid="000e9581" style:font-size-asian="11pt" style:font-name-complex="Arial" style:font-size-complex="11pt"/>
    </style:style>
    <style:style style:name="P8" style:family="paragraph" style:parent-style-name="Text_20_body">
      <style:text-properties style:use-window-font-color="true" style:font-name="NanumGothic1" fo:font-size="11pt" officeooo:rsid="00586931" officeooo:paragraph-rsid="001ced8d" style:font-size-asian="11pt" style:font-name-complex="Arial" style:font-size-complex="11pt"/>
    </style:style>
    <style:style style:name="P9" style:family="paragraph" style:parent-style-name="Text_20_body">
      <style:text-properties style:use-window-font-color="true" style:font-name="NanumGothic1" fo:font-size="11pt" officeooo:rsid="00586931" officeooo:paragraph-rsid="00317d91" style:font-size-asian="11pt" style:font-name-complex="Arial" style:font-size-complex="11pt"/>
    </style:style>
    <style:style style:name="P10" style:family="paragraph" style:parent-style-name="Text_20_body">
      <style:paragraph-properties fo:margin-top="0in" fo:margin-bottom="0.1in" loext:contextual-spacing="false"/>
      <style:text-properties style:use-window-font-color="true" style:font-name="NanumGothic1" fo:font-size="11pt" officeooo:rsid="00586931" officeooo:paragraph-rsid="00086b1f" style:font-size-asian="11pt" style:font-name-complex="Arial" style:font-size-complex="11pt"/>
    </style:style>
    <style:style style:name="P11" style:family="paragraph" style:parent-style-name="Standard">
      <style:text-properties style:font-name="NanumGothic1" fo:font-size="9pt" officeooo:paragraph-rsid="00086b1f" style:font-size-asian="9pt" style:font-name-complex="Arial" style:font-size-complex="9pt"/>
    </style:style>
    <style:style style:name="P1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officeooo:paragraph-rsid="00086b1f"/>
    </style:style>
    <style:style style:name="P13" style:family="paragraph" style:parent-style-name="Table_20_Heading">
      <style:text-properties style:font-name="NanumGothic1" fo:font-size="11pt" officeooo:rsid="00086b1f" officeooo:paragraph-rsid="00086b1f" style:font-size-asian="11pt" style:font-name-complex="Arial" style:font-size-complex="11pt"/>
    </style:style>
    <style:style style:name="P14" style:family="paragraph" style:parent-style-name="Table_20_Heading">
      <style:text-properties style:font-name="NanumGothic1" fo:font-size="11pt" officeooo:rsid="000cd048" officeooo:paragraph-rsid="000cd048" style:font-size-asian="11pt" style:font-name-complex="Arial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anumGothic1" fo:font-size="11pt" officeooo:rsid="00086b1f" officeooo:paragraph-rsid="00086b1f" style:font-size-asian="11pt" style:font-name-complex="Arial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NanumGothic1" fo:font-size="11pt" officeooo:rsid="00086b1f" officeooo:paragraph-rsid="00086b1f" style:font-size-asian="11pt" style:font-name-complex="Arial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NanumGothic1" fo:font-size="11pt" officeooo:rsid="00086b1f" officeooo:paragraph-rsid="00172068" style:font-size-asian="11pt" style:font-name-complex="Arial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NanumGothic1" fo:font-size="11pt" officeooo:rsid="00086b1f" officeooo:paragraph-rsid="0017b08f" style:font-size-asian="11pt" style:font-name-complex="Arial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NanumGothic1" fo:font-size="11pt" officeooo:rsid="00086b1f" officeooo:paragraph-rsid="0024f61a" style:font-size-asian="11pt" style:font-name-complex="Arial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NanumGothic1" fo:font-size="11pt" officeooo:paragraph-rsid="00086b1f" style:font-size-asian="11pt" style:font-name-complex="Arial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NanumGothic1" fo:font-size="11pt" officeooo:rsid="000a4658" officeooo:paragraph-rsid="000a4658" style:font-size-asian="11pt" style:font-name-complex="Arial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anumGothic1" fo:font-size="11pt" officeooo:rsid="001f9a67" officeooo:paragraph-rsid="001f9a67" style:font-size-asian="11pt" style:font-name-complex="Arial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NanumGothic1" fo:font-size="11pt" officeooo:rsid="0017b08f" officeooo:paragraph-rsid="0024f61a" style:font-size-asian="11pt" style:font-name-complex="Arial" style:font-size-complex="11pt"/>
    </style:style>
    <style:style style:name="P24" style:family="paragraph" style:parent-style-name="Text_20_body">
      <style:paragraph-properties fo:text-align="end" style:justify-single-word="false"/>
      <style:text-properties style:use-window-font-color="true" style:font-name="NanumGothic1" fo:font-size="11pt" officeooo:rsid="004cdd98" officeooo:paragraph-rsid="004cdd98" style:font-size-asian="11pt" style:font-name-complex="Arial" style:font-size-complex="11pt"/>
    </style:style>
    <style:style style:name="P25" style:family="paragraph" style:parent-style-name="Text_20_body">
      <style:paragraph-properties fo:margin-top="0.9in" fo:margin-bottom="0.1in" loext:contextual-spacing="false"/>
      <style:text-properties style:use-window-font-color="true" style:font-name="NanumGothic1" fo:font-size="11pt" officeooo:rsid="004cdd98" officeooo:paragraph-rsid="004cdd98" style:font-size-asian="11pt" style:font-name-complex="Arial" style:font-size-complex="11pt"/>
    </style:style>
    <style:style style:name="T1" style:family="text">
      <style:text-properties officeooo:rsid="00448775"/>
    </style:style>
    <style:style style:name="T2" style:family="text">
      <style:text-properties officeooo:rsid="00086b1f"/>
    </style:style>
    <style:style style:name="T3" style:family="text">
      <style:text-properties style:font-name="NanumGothic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1" fo:font-size="12pt" fo:font-weight="bold" officeooo:rsid="0075cee7" style:font-size-asian="12pt" style:font-weight-asian="bold" style:font-size-complex="12pt" style:font-weight-complex="bold"/>
    </style:style>
    <style:style style:name="T5" style:family="text">
      <style:text-properties officeooo:rsid="00586931"/>
    </style:style>
    <style:style style:name="T6" style:family="text">
      <style:text-properties fo:font-weight="bold" officeooo:rsid="00086b1f" style:font-weight-asian="bold" style:font-weight-complex="bold"/>
    </style:style>
    <style:style style:name="T7" style:family="text">
      <style:text-properties officeooo:rsid="0017b08f"/>
    </style:style>
    <style:style style:name="T8" style:family="text">
      <style:text-properties officeooo:rsid="00239d18"/>
    </style:style>
    <style:style style:name="T9" style:family="text">
      <style:text-properties officeooo:rsid="004cdd98"/>
    </style:style>
    <style:style style:name="T10" style:family="text">
      <style:text-properties officeooo:rsid="004d7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invoice.invoiceNumber" text:name="invoice.invoiceNumber"/>
        <text:user-field-decl office:value-type="string" office:string-value="$invoice.netAmount" text:name="invoice.netAmountString"/>
        <text:user-field-decl office:value-type="string" office:string-value="$invoice.valueAddedTax" text:name="invoice.valueAddedTaxString"/>
        <text:user-field-decl office:value-type="string" office:string-value="$invoice.totalAmount" text:name="invoice.totalAmountString"/>
        <text:user-field-decl office:value-type="string" office:string-value="$invoice.invoicingDate" text:name="invoice.invoicingDateString"/>
        <text:user-field-decl office:value-type="string" office:string-value="$invoice.invoiceEndDate" text:name="invoice.invoiceEndDateString"/>
        <text:user-field-decl office:value-type="string" office:string-value="$invoice.invoiceStartDate" text:name="invoice.invoiceStartDateString"/>
        <text:user-field-decl office:value-type="string" office:string-value="$invoice.recipient.address.city" text:name="invoice.client.address.city"/>
        <text:user-field-decl office:value-type="string" office:string-value="$invoice.recipient.address.zipCode" text:name="invoice.client.address.postalCode"/>
        <text:user-field-decl office:value-type="string" office:string-value="$invoice.recipient.address.streetNumber" text:name="invoice.client.address.streetNumber"/>
        <text:user-field-decl office:value-type="string" office:string-value="$invoice.recipient.address.street" text:name="invoice.client.address.streetName"/>
        <text:user-field-decl office:value-type="string" office:string-value="$invoice.recipient.name" text:name="invoice.client.name"/>
        <text:user-field-decl office:value-type="string" office:string-value="$invoiceItem.quantity" text:name="invoiceItem.countHoursString"/>
        <text:user-field-decl office:value-type="string" office:string-value="$invoiceItem.netAmount" text:name="invoiceItem.netAmountString"/>
        <text:user-field-decl office:value-type="string" office:string-value="$invoiceItem.unitPrice" text:name="invoiceItem.hourlyWageString"/>
        <text:user-field-decl office:value-type="string" office:string-value="$invoiceItem.description" text:name="invoiceItem.description"/>
        <text:user-field-decl office:value-type="string" office:string-value="$invoiceItem.index" text:name="invoiceItem.index"/>
      </text:user-field-decls>
      <text:p text:style-name="P10"><text:span text:style-name="T9">DeinName</text:span><text:tab/><text:line-break/><text:span text:style-name="T9">DeineStraße Hausnummer</text:span></text:p>
      <text:p text:style-name="P4"><text:span text:style-name="T9">PLZ</text:span> <text:span text:style-name="T9">DeinOrt</text:span><text:line-break/></text:p>
      <text:p text:style-name="P4"/>
      <text:p text:style-name="P9"><text:user-field-input text:name="invoice.client.name" text:description="">$invoice.recipient.name</text:user-field-input><text:line-break/><text:user-field-input text:name="invoice.client.address.streetName" text:description="">$invoice.recipient.address.street</text:user-field-input> <text:user-field-input text:name="invoice.client.address.streetNumber" text:description="">$invoice.recipient.address.streetNumber</text:user-field-input></text:p>
      <text:p text:style-name="P8"><text:user-field-input text:name="invoice.client.address.postalCode" text:description="">$invoice.recipient.address.zipCode</text:user-field-input><text:s/><text:user-field-input text:name="invoice.client.address.city" text:description="">$invoice.recipient.address.city</text:user-field-input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echnungsdatum:</text:p>
          </table:table-cell>
          <table:table-cell table:style-name="Table1.A1" office:value-type="string">
            <text:p text:style-name="P6"><text:user-field-input text:name="invoice.invoicingDateString" text:description="">$invoice.invoicingDate</text:user-field-input></text:p>
          </table:table-cell>
        </table:table-row>
        <table:table-row>
          <table:table-cell table:style-name="Table1.A1" office:value-type="string">
            <text:p text:style-name="P6">Ust-IdNr.:</text:p>
          </table:table-cell>
          <table:table-cell table:style-name="Table1.A1" office:value-type="string">
            <text:p text:style-name="P24">DeineUstId</text:p>
          </table:table-cell>
        </table:table-row>
      </table:table>
      <text:p text:style-name="P5"/>
      <text:p text:style-name="P12"><text:span text:style-name="T3">Rechnung Nr. </text:span><text:span text:style-name="T4"><text:user-field-input text:name="invoice.invoiceNumber" text:description="">$invoice.invoiceNumber</text:user-field-input></text:span></text:p>
      <text:p text:style-name="P11"/>
      <text:p text:style-name="P11"/>
      <text:p text:style-name="P2"><text:span text:style-name="T5">F</text:span>ür <text:span text:style-name="T5">die im Zeitraum</text:span> <text:user-field-input text:name="invoice.invoiceStartDateString" text:description="">$invoice.invoiceStartDate</text:user-field-input><text:span text:style-name="T8"><text:s/>– </text:span><text:span text:style-name="T8"><text:user-field-input text:name="invoice.invoiceEndDateString" text:description="">$invoice.invoiceEndDate</text:user-field-input></text:span><text:span text:style-name="T8"><text:s/>erbrachten Leistungen erlaube ich mir </text:span>in Rechnung zu stellen</text:p>
      <text:p text:style-name="P1"/>
      <table:table table:name="Rechnungsbetrag" table:style-name="Rechnungsbetrag">
        <table:table-column table:style-name="Rechnungsbetrag.A"/>
        <table:table-column table:style-name="Rechnungsbetrag.B"/>
        <table:table-column table:style-name="Rechnungsbetrag.C"/>
        <table:table-column table:style-name="Rechnungsbetrag.D"/>
        <table:table-column table:style-name="Rechnungsbetrag.E"/>
        <table:table-header-rows>
          <table:table-row>
            <table:table-cell table:style-name="Rechnungsbetrag.A1" office:value-type="string">
              <text:p text:style-name="P14">Nr.</text:p>
            </table:table-cell>
            <table:table-cell table:style-name="Rechnungsbetrag.A1" office:value-type="string">
              <text:p text:style-name="P13">Beschreibung</text:p>
            </table:table-cell>
            <table:table-cell table:style-name="Rechnungsbetrag.A1" office:value-type="string">
              <text:p text:style-name="P13">Einzelpreis</text:p>
            </table:table-cell>
            <table:table-cell table:style-name="Rechnungsbetrag.A1" office:value-type="string">
              <text:p text:style-name="P13">Menge</text:p>
            </table:table-cell>
            <table:table-cell table:style-name="Rechnungsbetrag.A1" office:value-type="string">
              <text:p text:style-name="P13">Betrag</text:p>
            </table:table-cell>
          </table:table-row>
        </table:table-header-rows>
        <table:table-row>
          <table:table-cell table:style-name="Rechnungsbetrag.A2" office:value-type="string">
            <text:p text:style-name="P15"><text:user-field-input text:name="invoiceItem.index" text:description="">$invoiceItem.index</text:user-field-input></text:p>
          </table:table-cell>
          <table:table-cell table:style-name="Rechnungsbetrag.A2" office:value-type="string">
            <text:p text:style-name="P21"><text:user-field-input text:name="invoiceItem.description" text:description="">$invoiceItem.description</text:user-field-input></text:p>
          </table:table-cell>
          <table:table-cell table:style-name="Rechnungsbetrag.A2" office:value-type="string">
            <text:p text:style-name="P15"><text:user-field-input text:name="invoiceItem.hourlyWageString" text:description="">$invoiceItem.unitPrice</text:user-field-input></text:p>
          </table:table-cell>
          <table:table-cell table:style-name="Rechnungsbetrag.A2" office:value-type="string">
            <text:p text:style-name="P22"><text:user-field-input text:name="invoiceItem.countHoursString" text:description="">$invoiceItem.quantity</text:user-field-input></text:p>
          </table:table-cell>
          <table:table-cell table:style-name="Rechnungsbetrag.A2" office:value-type="string">
            <text:p text:style-name="P17"><text:user-field-input text:name="invoiceItem.netAmountString" text:description="">$invoiceItem.netAmount</text:user-field-input></text:p>
          </table:table-cell>
        </table:table-row>
        <table:table-row>
          <table:table-cell table:style-name="Rechnungsbetrag.A3" table:number-columns-spanned="4" office:value-type="string">
            <text:p text:style-name="P16">Netto </text:p>
          </table:table-cell>
          <table:covered-table-cell/>
          <table:covered-table-cell/>
          <table:covered-table-cell/>
          <table:table-cell table:style-name="Rechnungsbetrag.E3" office:value-type="string">
            <text:p text:style-name="P19"><text:user-field-input text:name="invoice.netAmountString" text:description="">$invoice.netAmount</text:user-field-input></text:p>
          </table:table-cell>
        </table:table-row>
        <table:table-row>
          <table:table-cell table:style-name="Rechnungsbetrag.A4" table:number-columns-spanned="4" office:value-type="string">
            <text:p text:style-name="P16">Umsatzsteuer 19 % </text:p>
          </table:table-cell>
          <table:covered-table-cell/>
          <table:covered-table-cell/>
          <table:covered-table-cell/>
          <table:table-cell table:style-name="Rechnungsbetrag.E4" office:value-type="string">
            <text:p text:style-name="P18"><text:user-field-input text:name="invoice.valueAddedTaxString" text:description="">$invoice.valueAddedTax</text:user-field-input></text:p>
          </table:table-cell>
        </table:table-row>
        <table:table-row>
          <table:table-cell table:style-name="Rechnungsbetrag.A5" table:number-columns-spanned="4" office:value-type="string">
            <text:p text:style-name="P20"><text:span text:style-name="T6">Rechnungsbetrag</text:span><text:span text:style-name="T2"> </text:span></text:p>
          </table:table-cell>
          <table:covered-table-cell/>
          <table:covered-table-cell/>
          <table:covered-table-cell/>
          <table:table-cell table:style-name="Rechnungsbetrag.E5" office:value-type="string">
            <text:p text:style-name="P23"><text:user-field-input text:name="invoice.totalAmountString" text:description="">$invoice.totalAmount</text:user-field-input></text:p>
          </table:table-cell>
        </table:table-row>
      </table:table>
      <text:p text:style-name="P7"><text:span text:style-name="T7">Laut Vereinbarung z</text:span>ahlbar innerhalb <text:span text:style-name="T7">von 14</text:span> Tagen ab Rechnungsstellung.</text:p>
      <text:p text:style-name="P7">Vielen Dank für Ihren Auftrag!</text:p>
      <text:p text:style-name="P3">Mit freundlichen Grüßen</text:p>
      <text:p text:style-name="P25"><text:soft-page-break/>D<text:span text:style-name="T10">ein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NanumGothic" svg:font-family="NanumGothic" style:font-adornments="Italic" style:font-family-generic="swiss"/>
    <style:font-face style:name="Liberation Serif" svg:font-family="'Liberation Serif'" style:font-family-generic="roman" style:font-pitch="variable"/>
    <style:font-face style:name="Slimbach" svg:font-family="Slimbach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3.35in" style:type="center"/>
          <style:tab-stop style:position="6.690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Textkörper_20_2" style:display-name="Textkörper 2" style:family="paragraph" style:parent-style-name="Standard">
      <style:paragraph-properties fo:text-align="center" style:justify-single-word="false"/>
      <style:text-properties style:font-name="Slimbach" fo:font-family="Slimbach, 'Times New Roman'" style:font-family-generic="roman" style:font-pitch="variable" fo:font-size="12pt" style:font-size-asian="12pt" style:font-name-complex="Slimbach" style:font-family-complex="Slimbach, 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7563in"/>
        </style:tab-stops>
      </style:paragraph-properties>
      <style:text-properties style:font-name="NanumGothic" fo:font-family="NanumGothic" style:font-style-name="Italic" style:font-family-generic="swiss" fo:font-size="140%" fo:font-style="normal" fo:font-weight="bold" style:font-size-asian="12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 style:master-page-name="">
      <style:paragraph-properties style:page-number="auto" fo:padding="0.0201in" fo:border-left="none" fo:border-right="none" fo:border-top="0.51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Gargi-1.2b" style:font-family-complex="Gargi-1.2b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4cdd9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DeinName</text:span> <text:s text:c="123"/><text:span text:style-name="MT1">DeineBank</text:span></text:p>
        <text:p text:style-name="Footer">E-Mail: <text:span text:style-name="MT1">DeineE-MailAdresse <text:s text:c="81"/></text:span>IBAN <text:span text:style-name="MT1">DeineIBAN</text:span></text:p>
        <text:p text:style-name="Footer">Tel.: <text:span text:style-name="MT1">DeineTelefonnummer <text:s text:c="91"/></text:span>BIC <text:span text:style-name="MT1">DeineBI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5:26:28.419250409</meta:creation-date>
    <dc:date>2019-04-28T00:26:22.255320434</dc:date>
    <meta:editing-duration>P7DT19H10M2S</meta:editing-duration>
    <meta:editing-cycles>60</meta:editing-cycles>
    <meta:generator>LibreOffice/6.1.5.2$Linux_X86_64 LibreOffice_project/10$Build-2</meta:generator>
    <meta:print-date>2017-01-31T12:08:15.808665273</meta:print-date>
    <meta:document-statistic meta:table-count="2" meta:image-count="0" meta:object-count="0" meta:page-count="2" meta:paragraph-count="33" meta:word-count="112" meta:character-count="1231" meta:non-whitespace-character-count="885"/>
  </office:meta>
</office:document-meta>
</file>